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B000001D20468DE5B.png" manifest:media-type="image/png"/>
  <manifest:file-entry manifest:full-path="Pictures/20000001000BFD9500087A69C6A257A8.svg" manifest:media-type="image/svg+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3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3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http://www.ws.afnog.org/afnog2013/sse/radi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ere in the ports collection is FreeRADIUS?</text:p>
                <text:list>
                  <text:list-item>
                    <text:p>cd /usr/ports/net/freeradius</text:p>
                  </text:list-item>
                  <text:list-item>
                    <text:p>sudo make install</text:p>
                  </text:list-item>
                </text:list>
              </text:list-item>
              <text:list-item>
                <text:p>Select any options you might need (none)</text:p>
              </text:list-item>
              <text:list-item>
                <text:p>Watch it build and install:</text:p>
                <text:list>
                  <text:list-item>
                    <text:p>init script in <text:span text:style-name="T7">/usr/local/etc/rc.d/radiusd</text:span></text:p>
                  </text:list-item>
                  <text:list-item>
                    <text:p>config files in <text:span text:style-name="T7">/usr/local/etc/raddb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</text:list-item>
              <text:list-item>
                <text:p>Debugging mode is extremely useful:</text:p>
                <text:list>
                  <text:list-item>
                    <text:p><text:span text:style-name="T7">sudo /usr/local/etc/rc.d/radiusd stop</text:span></text:p>
                  </text:list-item>
                  <text:list-item>
                    <text:p><text:span text:style-name="T7">sudo radiusd -x</text:span>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sudo 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sudo 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ompleting Unix authentication</text:p>
          </draw:text-box>
        </draw:frame>
        <draw:frame presentation:style-name="pr14" draw:layer="layout" svg:width="25.199cm" svg:height="15.588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rlm_unix: [afnog]: invalid password</text:span></text:p>
                  </text:list-item>
                  <text:list-item>
                    <text:p>This means that the account has an invalid password, OR the password field could not be read</text:p>
                  </text:list-item>
                </text:list>
              </text:list-item>
              <text:list-item>
                <text:p>This is a permissions issue</text:p>
                <text:list>
                  <text:list-item>
                    <text:p>Change <text:span text:style-name="T7">user = freeradius</text:span> to <text:span text:style-name="T7">user = root</text:span> in <text:span text:style-name="T4">/usr/local/etc/raddb/radiusd.conf</text:span></text:p>
                  </text:list-item>
                  <text:list-item>
                    <text:p>Restart <text:span text:style-name="T7">radiusd -x</text:span> and try again</text:p>
                  </text:list-item>
                  <text:list-item>
                    <text:p><text:span text:style-name="T7">rad_recv: Access-Accept packet ..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18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9">Find the section </text:span><text:span text:style-name="T10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<text:span text:style-name="T7">radiusd -x</text:span>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11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19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3" draw:text-style-name="P12" draw:layer="layout" svg:width="7.418cm" svg:height="1.725cm" svg:x="-1.269cm" svg:y="1.905cm">
          <draw:text-box>
            <text:p text:style-name="P11"><text:span text:style-name="T12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79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initial-creator>Chris Wilson</meta:initial-creator>
    <meta:creation-date>2009-05-09T14:59:55</meta:creation-date>
    <dc:creator>Chris Wilson</dc:creator>
    <dc:date>2013-06-14T13:44:08</dc:date>
    <meta:editing-cycles>580</meta:editing-cycles>
    <meta:editing-duration>P10DT8H57M58S</meta:editing-duration>
    <meta:document-statistic meta:object-count="182"/>
    <meta:user-defined meta:name="Info 1"/>
    <meta:user-defined meta:name="Info 2"/>
    <meta:user-defined meta:name="Info 3"/>
    <meta:user-defined meta:name="Info 4"/>
  </office:meta>
</office:document-meta>
</file>